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аю коммит!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В своей ветке коммит и пуш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1:56:58.59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4T11:57:07.161000000</dc:date>
    <meta:editing-cycles>7</meta:editing-cycles>
    <meta:editing-duration>PT6M57S</meta:editing-duration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